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0.41mm" svg:y="69.14mm">
            <loext:p draw:notify-on-update-of-ranges="Sheet1.B3:Sheet1.B12 Sheet1.C3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8.55mm" svg:y="76.13mm">
            <loext:p draw:notify-on-update-of-ranges="Sheet1.B3:Sheet1.B12 Sheet1.D3:Sheet1.D12 Sheet1.E3:Sheet1.E12 Sheet1.E3:Sheet1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6.45mm" svg:y="136.88mm">
            <loext:p draw:notify-on-update-of-ranges="Sheet1.B3:Sheet1.B12 Sheet1.H3:Sheet1.H12 Sheet1.I3:Sheet1.I12 Sheet1.I3:Sheet1.I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46.98mm" svg:y="103.21mm">
            <loext:p draw:notify-on-update-of-ranges="Sheet1.B3:Sheet1.B12 Sheet1.J3:Sheet1.J12 Sheet1.K3:Sheet1.K12 Sheet1.K3:Sheet1.K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3.57mm" svg:y="55.19mm">
            <loext:p draw:notify-on-update-of-ranges="Sheet1.B3:Sheet1.B12 Sheet1.C2:Sheet1.C2 Sheet1.L3:Sheet1.L12 Sheet1.D2:Sheet1.D2 Sheet1.M3:Sheet1.M12 Sheet1.F2:Sheet1.F2 Sheet1.N3:Sheet1.N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converted</text:p>
          </table:table-cell>
          <table:table-cell office:value-type="string" calcext:value-type="string">
            <text:p>stdev mconverted</text:p>
          </table:table-cell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4f</text:p>
          </table:table-cell>
          <table:table-cell office:value-type="string" calcext:value-type="string">
            <text:p>3u</text:p>
          </table:table-cell>
          <table:table-cell office:value-type="string" calcext:value-type="string">
            <text:p>3mc</text:p>
          </table:table-cell>
        </table:table-row>
        <table:table-row table:style-name="ro1">
          <table:table-cell/>
          <table:table-cell office:value-type="string" calcext:value-type="string">
            <text:p>Nexus devices</text:p>
          </table:table-cell>
          <table:table-cell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formula="of:=2/(1+EXP([.F3]))" office:value-type="float" office:value="0.755081337596291" calcext:value-type="float">
            <text:p>0.7550813376</text:p>
          </table:table-cell>
          <table:table-cell table:formula="of:=MAX([.H3]-2/(1+EXP([.F3]+[.G3]));2/(1+EXP([.F3]-[.G3]))-[.H3])" office:value-type="float" office:value="0.00470579771752899" calcext:value-type="float">
            <text:p>0.0047057977</text:p>
          </table:table-cell>
          <table:table-cell office:value-type="float" office:value="5.17" calcext:value-type="float">
            <text:p>5.17</text:p>
          </table:table-cell>
          <table:table-cell office:value-type="float" office:value="0.02" calcext:value-type="float">
            <text:p>0.02</text:p>
          </table:table-cell>
          <table:table-cell table:formula="of:=[.C3]*4" office:value-type="float" office:value="2.48" calcext:value-type="float">
            <text:p>2.48</text:p>
          </table:table-cell>
          <table:table-cell table:formula="of:=[.D3]*3" office:value-type="float" office:value="1.5" calcext:value-type="float">
            <text:p>1.5</text:p>
          </table:table-cell>
          <table:table-cell table:formula="of:=[.H3]*3" office:value-type="float" office:value="2.26524401278887" calcext:value-type="float">
            <text:p>2.2652440128</text:p>
          </table:table-cell>
        </table:table-row>
        <table:table-row table:style-name="ro1">
          <table:table-cell/>
          <table:table-cell office:value-type="string" calcext:value-type="string">
            <text:p>LG</text:p>
          </table:table-cell>
          <table:table-cell office:value-type="float" office:value="0.44" calcext:value-type="float">
            <text:p>0.44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formula="of:=2/(1+EXP([.F4]))" office:value-type="float" office:value="0.731728817978399" calcext:value-type="float">
            <text:p>0.731728818</text:p>
          </table:table-cell>
          <table:table-cell table:formula="of:=MAX([.H4]-2/(1+EXP([.F4]+[.G4]));2/(1+EXP([.F4]-[.G4]))-[.H4])" office:value-type="float" office:value="0.00464634654939788" calcext:value-type="float">
            <text:p>0.0046463465</text:p>
          </table:table-cell>
          <table:table-cell office:value-type="float" office:value="3.97" calcext:value-type="float">
            <text:p>3.97</text:p>
          </table:table-cell>
          <table:table-cell office:value-type="float" office:value="0.02" calcext:value-type="float">
            <text:p>0.02</text:p>
          </table:table-cell>
          <table:table-cell table:formula="of:=[.C4]*4" office:value-type="float" office:value="1.76" calcext:value-type="float">
            <text:p>1.76</text:p>
          </table:table-cell>
          <table:table-cell table:formula="of:=[.D4]*3" office:value-type="float" office:value="0.99" calcext:value-type="float">
            <text:p>0.99</text:p>
          </table:table-cell>
          <table:table-cell table:formula="of:=[.H4]*3" office:value-type="float" office:value="2.1951864539352" calcext:value-type="float">
            <text:p>2.1951864539</text:p>
          </table:table-cell>
        </table:table-row>
        <table:table-row table:style-name="ro1">
          <table:table-cell/>
          <table:table-cell office:value-type="string" calcext:value-type="string">
            <text:p>Motorola</text:p>
          </table:table-cell>
          <table:table-cell office:value-type="float" office:value="0.32" calcext:value-type="float">
            <text:p>0.3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01" calcext:value-type="float">
            <text:p>0.01</text:p>
          </table:table-cell>
          <table:table-cell table:formula="of:=2/(1+EXP([.F5]))" office:value-type="float" office:value="0.685979074653002" calcext:value-type="float">
            <text:p>0.6859790747</text:p>
          </table:table-cell>
          <table:table-cell table:formula="of:=MAX([.H5]-2/(1+EXP([.F5]+[.G5]));2/(1+EXP([.F5]-[.G5]))-[.H5])" office:value-type="float" office:value="0.00451400413435921" calcext:value-type="float">
            <text:p>0.0045140041</text:p>
          </table:table-cell>
          <table:table-cell office:value-type="float" office:value="3.07" calcext:value-type="float">
            <text:p>3.07</text:p>
          </table:table-cell>
          <table:table-cell office:value-type="float" office:value="0.02" calcext:value-type="float">
            <text:p>0.02</text:p>
          </table:table-cell>
          <table:table-cell table:formula="of:=[.C5]*4" office:value-type="float" office:value="1.28" calcext:value-type="float">
            <text:p>1.28</text:p>
          </table:table-cell>
          <table:table-cell table:formula="of:=[.D5]*3" office:value-type="float" office:value="0.42" calcext:value-type="float">
            <text:p>0.42</text:p>
          </table:table-cell>
          <table:table-cell table:formula="of:=[.H5]*3" office:value-type="float" office:value="2.05793722395901" calcext:value-type="float">
            <text:p>2.057937224</text:p>
          </table:table-cell>
        </table:table-row>
        <table:table-row table:style-name="ro1">
          <table:table-cell/>
          <table:table-cell office:value-type="string" calcext:value-type="string">
            <text:p>Samsung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2/(1+EXP([.F6]))" office:value-type="float" office:value="0.731728817978399" calcext:value-type="float">
            <text:p>0.731728818</text:p>
          </table:table-cell>
          <table:table-cell table:formula="of:=MAX([.H6]-2/(1+EXP([.F6]+[.G6]));2/(1+EXP([.F6]-[.G6]))-[.H6])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table:formula="of:=[.C6]*4" office:value-type="float" office:value="0.6" calcext:value-type="float">
            <text:p>0.6</text:p>
          </table:table-cell>
          <table:table-cell table:formula="of:=[.D6]*3" office:value-type="float" office:value="0.18" calcext:value-type="float">
            <text:p>0.18</text:p>
          </table:table-cell>
          <table:table-cell table:formula="of:=[.H6]*3" office:value-type="float" office:value="2.1951864539352" calcext:value-type="float">
            <text:p>2.1951864539</text:p>
          </table:table-cell>
        </table:table-row>
        <table:table-row table:style-name="ro1">
          <table:table-cell/>
          <table:table-cell office:value-type="string" calcext:value-type="string">
            <text:p>Sony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02" calcext:value-type="float">
            <text:p>0.02</text:p>
          </table:table-cell>
          <table:table-cell table:formula="of:=2/(1+EXP([.F7]))" office:value-type="float" office:value="0.514618909394628" calcext:value-type="float">
            <text:p>0.5146189094</text:p>
          </table:table-cell>
          <table:table-cell table:formula="of:=MAX([.H7]-2/(1+EXP([.F7]+[.G7]));2/(1+EXP([.F7]-[.G7]))-[.H7])" office:value-type="float" office:value="0.0076810784368736" calcext:value-type="float">
            <text:p>0.0076810784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  <table:table-cell table:formula="of:=[.C7]*4" office:value-type="float" office:value="1.16" calcext:value-type="float">
            <text:p>1.16</text:p>
          </table:table-cell>
          <table:table-cell table:formula="of:=[.D7]*3" office:value-type="float" office:value="0.54" calcext:value-type="float">
            <text:p>0.54</text:p>
          </table:table-cell>
          <table:table-cell table:formula="of:=[.H7]*3" office:value-type="float" office:value="1.54385672818389" calcext:value-type="float">
            <text:p>1.5438567282</text:p>
          </table:table-cell>
        </table:table-row>
        <table:table-row table:style-name="ro1">
          <table:table-cell/>
          <table:table-cell office:value-type="string" calcext:value-type="string">
            <text:p>HTC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.01" calcext:value-type="float">
            <text:p>0.01</text:p>
          </table:table-cell>
          <table:table-cell table:formula="of:=2/(1+EXP([.F8]))" office:value-type="float" office:value="0.615780991396424" calcext:value-type="float">
            <text:p>0.6157809914</text:p>
          </table:table-cell>
          <table:table-cell table:formula="of:=MAX([.H8]-2/(1+EXP([.F8]+[.G8]));2/(1+EXP([.F8]-[.G8]))-[.H8])" office:value-type="float" office:value="0.00427004634835149" calcext:value-type="float">
            <text:p>0.0042700463</text:p>
          </table:table-cell>
          <table:table-cell office:value-type="float" office:value="2.63" calcext:value-type="float">
            <text:p>2.63</text:p>
          </table:table-cell>
          <table:table-cell office:value-type="float" office:value="0.02" calcext:value-type="float">
            <text:p>0.02</text:p>
          </table:table-cell>
          <table:table-cell table:formula="of:=[.C8]*4" office:value-type="float" office:value="0.52" calcext:value-type="float">
            <text:p>0.52</text:p>
          </table:table-cell>
          <table:table-cell table:formula="of:=[.D8]*3" office:value-type="float" office:value="0.27" calcext:value-type="float">
            <text:p>0.27</text:p>
          </table:table-cell>
          <table:table-cell table:formula="of:=[.H8]*3" office:value-type="float" office:value="1.84734297418927" calcext:value-type="float">
            <text:p>1.8473429742</text:p>
          </table:table-cell>
        </table:table-row>
        <table:table-row table:style-name="ro1">
          <table:table-cell/>
          <table:table-cell office:value-type="string" calcext:value-type="string">
            <text:p>Asus</text:p>
          </table:table-cell>
          <table:table-cell office:value-type="float" office:value="0.31" calcext:value-type="float">
            <text:p>0.31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5.61" calcext:value-type="float">
            <text:p>5.61</text:p>
          </table:table-cell>
          <table:table-cell office:value-type="float" office:value="0.06" calcext:value-type="float">
            <text:p>0.06</text:p>
          </table:table-cell>
          <table:table-cell table:formula="of:=2/(1+EXP([.F9]))" office:value-type="float" office:value="0.00729542964154985" calcext:value-type="float">
            <text:p>0.0072954296</text:p>
          </table:table-cell>
          <table:table-cell table:formula="of:=MAX([.H9]-2/(1+EXP([.F9]+[.G9]));2/(1+EXP([.F9]-[.G9]))-[.H9])" office:value-type="float" office:value="0.000449377239792207" calcext:value-type="float">
            <text:p>0.0004493772</text:p>
          </table:table-cell>
          <table:table-cell office:value-type="float" office:value="2.35" calcext:value-type="float">
            <text:p>2.35</text:p>
          </table:table-cell>
          <table:table-cell office:value-type="float" office:value="0.02" calcext:value-type="float">
            <text:p>0.02</text:p>
          </table:table-cell>
          <table:table-cell table:formula="of:=[.C9]*4" office:value-type="float" office:value="1.24" calcext:value-type="float">
            <text:p>1.24</text:p>
          </table:table-cell>
          <table:table-cell table:formula="of:=[.D9]*3" office:value-type="float" office:value="1.38" calcext:value-type="float">
            <text:p>1.38</text:p>
          </table:table-cell>
          <table:table-cell table:formula="of:=[.H9]*3" office:value-type="float" office:value="0.0218862889246495" calcext:value-type="float">
            <text:p>0.0218862889</text:p>
          </table:table-cell>
        </table:table-row>
        <table:table-row table:style-name="ro1">
          <table:table-cell/>
          <table:table-cell office:value-type="string" calcext:value-type="string">
            <text:p>Alps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table:formula="of:=2/(1+EXP([.F10]))" office:value-type="float" office:value="0.0133857018485697" calcext:value-type="float">
            <text:p>0.0133857018</text:p>
          </table:table-cell>
          <table:table-cell table:formula="of:=MAX([.H10]-2/(1+EXP([.F10]+[.G10]));2/(1+EXP([.F10]-[.G10]))-[.H10])" office:value-type="float" office:value="0.00110677734309315" calcext:value-type="float">
            <text:p>0.0011067773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formula="of:=[.C10]*4" office:value-type="float" office:value="0.08" calcext:value-type="float">
            <text:p>0.08</text:p>
          </table:table-cell>
          <table:table-cell table:formula="of:=[.D10]*3" office:value-type="float" office:value="0.6" calcext:value-type="float">
            <text:p>0.6</text:p>
          </table:table-cell>
          <table:table-cell table:formula="of:=[.H10]*3" office:value-type="float" office:value="0.0401571055457091" calcext:value-type="float">
            <text:p>0.0401571055</text:p>
          </table:table-cell>
        </table:table-row>
        <table:table-row table:style-name="ro1">
          <table:table-cell/>
          <table:table-cell office:value-type="string" calcext:value-type="string">
            <text:p>Symphony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0.06" calcext:value-type="float">
            <text:p>0.06</text:p>
          </table:table-cell>
          <table:table-cell table:formula="of:=2/(1+EXP([.F11]))" office:value-type="float" office:value="0.00855585083940995" calcext:value-type="float">
            <text:p>0.0085558508</text:p>
          </table:table-cell>
          <table:table-cell table:formula="of:=MAX([.H11]-2/(1+EXP([.F11]+[.G11]));2/(1+EXP([.F11]-[.G11]))-[.H11])" office:value-type="float" office:value="0.000526661652251795" calcext:value-type="float">
            <text:p>0.0005266617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formula="of:=[.C11]*4" office:value-type="float" office:value="0" calcext:value-type="float">
            <text:p>0</text:p>
          </table:table-cell>
          <table:table-cell table:formula="of:=[.D11]*3" office:value-type="float" office:value="0.3" calcext:value-type="float">
            <text:p>0.3</text:p>
          </table:table-cell>
          <table:table-cell table:formula="of:=[.H11]*3" office:value-type="float" office:value="0.0256675525182298" calcext:value-type="float">
            <text:p>0.0256675525</text:p>
          </table:table-cell>
        </table:table-row>
        <table:table-row table:style-name="ro1">
          <table:table-cell/>
          <table:table-cell office:value-type="string" calcext:value-type="string">
            <text:p>Walton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6.08" calcext:value-type="float">
            <text:p>6.08</text:p>
          </table:table-cell>
          <table:table-cell office:value-type="float" office:value="0.08" calcext:value-type="float">
            <text:p>0.08</text:p>
          </table:table-cell>
          <table:table-cell table:formula="of:=2/(1+EXP([.F12]))" office:value-type="float" office:value="0.00456590570700612" calcext:value-type="float">
            <text:p>0.0045659057</text:p>
          </table:table-cell>
          <table:table-cell table:formula="of:=MAX([.H12]-2/(1+EXP([.F12]+[.G12]));2/(1+EXP([.F12]-[.G12]))-[.H12])" office:value-type="float" office:value="0.000379340606263425" calcext:value-type="float">
            <text:p>0.0003793406</text:p>
          </table:table-cell>
          <table:table-cell office:value-type="float" office:value="0.27" calcext:value-type="float">
            <text:p>0.27</text:p>
          </table:table-cell>
          <table:table-cell office:value-type="float" office:value="0.01" calcext:value-type="float">
            <text:p>0.01</text:p>
          </table:table-cell>
          <table:table-cell table:formula="of:=[.C12]*4" office:value-type="float" office:value="0" calcext:value-type="float">
            <text:p>0</text:p>
          </table:table-cell>
          <table:table-cell table:formula="of:=[.D12]*3" office:value-type="float" office:value="0.27" calcext:value-type="float">
            <text:p>0.27</text:p>
          </table:table-cell>
          <table:table-cell table:formula="of:=[.H12]*3" office:value-type="float" office:value="0.0136977171210184" calcext:value-type="float">
            <text:p>0.0136977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6:31:52.780425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0:21:12.942252000</meta:creation-date>
    <dc:date>2016-04-11T16:40:52.270161996</dc:date>
    <meta:editing-duration>PT7H18M41S</meta:editing-duration>
    <meta:editing-cycles>5</meta:editing-cycles>
    <meta:generator>LibreOffice/5.0.5.2$Linux_X86_64 LibreOffice_project/00m0$Build-2</meta:generator>
    <meta:document-statistic meta:table-count="1" meta:cell-count="1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851cm" svg:y="0.316cm" chart:style-name="ch2">
          <text:p>f</text:p>
        </chart:title>
        <chart:plot-area chart:style-name="ch3" table:cell-range-address="Sheet1.B3:Sheet1.C12" chart:data-source-has-labels="column" svg:x="1.331cm" svg:y="1.301cm" svg:width="14.349cm" svg:height="7.519cm">
          <chartooo:coordinate-region svg:x="2.058cm" svg:y="1.5cm" svg:width="13.622cm" svg:height="6.2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8.107cm" chart:style-name="ch6">
              <text:p>Proportion free from known vulnerabilities</text:p>
            </chart:title>
          </chart:axis>
          <chart:series chart:style-name="ch7" chart:values-cell-range-address="Sheet1.C3:Sheet1.C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62">
                <text:p>0.62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E3:Sheet1.E12" chart:error-lower-range="Sheet1.E3:Sheet1.E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ell-range" chart:error-upper-range="Sheet1.E3:Sheet1.E12" chart:error-lower-range="Sheet1.E3:Sheet1.E1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E3:Sheet1.E12" chart:error-lower-range="Sheet1.E3:Sheet1.E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798cm" svg:y="0.316cm" chart:style-name="ch2">
          <text:p>u</text:p>
        </chart:title>
        <chart:plot-area chart:style-name="ch3" table:cell-range-address="Sheet1.B3:Sheet1.B12 Sheet1.D3:Sheet1.D12" chart:data-source-has-labels="column" svg:x="1.331cm" svg:y="1.301cm" svg:width="14.349cm" svg:height="7.519cm">
          <chartooo:coordinate-region svg:x="2.058cm" svg:y="1.5cm" svg:width="13.622cm" svg:height="6.2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7.67cm" chart:style-name="ch6">
              <text:p>Proportion updated to latest version</text:p>
            </chart:title>
          </chart:axis>
          <chart:series chart:style-name="ch7" chart:values-cell-range-address="Sheet1.D3:Sheet1.D12" chart:class="chart:bar"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5">
                <text:p>0.5</text:p>
                <draw:g>
                  <svg:desc>Sheet1.D3:Sheet1.D12</svg:desc>
                </draw:g>
              </table:table-cell>
              <table:table-cell office:value-type="float" office:value="0">
                <text:p>0</text:p>
                <draw:g>
                  <svg:desc>Sheet1.E3:Sheet1.E12</svg:desc>
                </draw:g>
              </table:table-cell>
              <table:table-cell office:value-type="float" office:value="0">
                <text:p>0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46">
                <text:p>0.4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2">
                <text:p>0.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I3:Sheet1.I12" chart:error-lower-range="Sheet1.I3:Sheet1.I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I3:Sheet1.I12" chart:error-lower-range="Sheet1.I3:Sheet1.I12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I3:Sheet1.I12" chart:error-lower-range="Sheet1.I3:Sheet1.I12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2/(1+e^m)</text:p>
        </chart:title>
        <chart:plot-area chart:style-name="ch3" table:cell-range-address="Sheet1.B3:Sheet1.B12 Sheet1.H3:Sheet1.H12" chart:data-source-has-labels="column" svg:x="1.331cm" svg:y="1.301cm" svg:width="14.349cm" svg:height="7.519cm">
          <chartooo:coordinate-region svg:x="2.058cm" svg:y="1.5cm" svg:width="13.622cm" svg:height="6.275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5">
            <chart:title svg:x="0.451cm" svg:y="5.845cm" chart:style-name="ch6">
              <text:p>2/(1+e^m)</text:p>
            </chart:title>
            <chart:grid chart:style-name="ch7" chart:class="major"/>
          </chart:axis>
          <chart:series chart:style-name="ch8" chart:values-cell-range-address="Sheet1.H3:Sheet1.H12" chart:class="chart:bar">
            <chart:error-indicator chart:style-name="ch9" chart:dimension="y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0.755081337596291">
                <text:p>0.755081337596291</text:p>
                <draw:g>
                  <svg:desc>Sheet1.H3:Sheet1.H12</svg:desc>
                </draw:g>
              </table:table-cell>
              <table:table-cell office:value-type="float" office:value="0.00470579771752899">
                <text:p>0.00470579771752899</text:p>
                <draw:g>
                  <svg:desc>Sheet1.I3:Sheet1.I12</svg:desc>
                </draw:g>
              </table:table-cell>
              <table:table-cell office:value-type="float" office:value="0.00470579771752899">
                <text:p>0.00470579771752899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0.731728817978399">
                <text:p>0.731728817978399</text:p>
              </table:table-cell>
              <table:table-cell office:value-type="float" office:value="0.00464634654939788">
                <text:p>0.00464634654939788</text:p>
              </table:table-cell>
              <table:table-cell office:value-type="float" office:value="0.00464634654939788">
                <text:p>0.00464634654939788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0.685979074653002">
                <text:p>0.685979074653002</text:p>
              </table:table-cell>
              <table:table-cell office:value-type="float" office:value="0.00451400413435921">
                <text:p>0.00451400413435921</text:p>
              </table:table-cell>
              <table:table-cell office:value-type="float" office:value="0.00451400413435921">
                <text:p>0.00451400413435921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731728817978399">
                <text:p>0.731728817978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0.514618909394628">
                <text:p>0.514618909394628</text:p>
              </table:table-cell>
              <table:table-cell office:value-type="float" office:value="0.0076810784368736">
                <text:p>0.0076810784368736</text:p>
              </table:table-cell>
              <table:table-cell office:value-type="float" office:value="0.0076810784368736">
                <text:p>0.0076810784368736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615780991396424">
                <text:p>0.615780991396424</text:p>
              </table:table-cell>
              <table:table-cell office:value-type="float" office:value="0.00427004634835149">
                <text:p>0.00427004634835149</text:p>
              </table:table-cell>
              <table:table-cell office:value-type="float" office:value="0.00427004634835149">
                <text:p>0.00427004634835149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0.00729542964154985">
                <text:p>0.00729542964154985</text:p>
              </table:table-cell>
              <table:table-cell office:value-type="float" office:value="0.000449377239792207">
                <text:p>0.000449377239792207</text:p>
              </table:table-cell>
              <table:table-cell office:value-type="float" office:value="0.000449377239792207">
                <text:p>0.000449377239792207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133857018485697">
                <text:p>0.0133857018485697</text:p>
              </table:table-cell>
              <table:table-cell office:value-type="float" office:value="0.00110677734309315">
                <text:p>0.00110677734309315</text:p>
              </table:table-cell>
              <table:table-cell office:value-type="float" office:value="0.00110677734309315">
                <text:p>0.00110677734309315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00855585083940995">
                <text:p>0.00855585083940995</text:p>
              </table:table-cell>
              <table:table-cell office:value-type="float" office:value="0.000526661652251795">
                <text:p>0.000526661652251795</text:p>
              </table:table-cell>
              <table:table-cell office:value-type="float" office:value="0.000526661652251795">
                <text:p>0.000526661652251795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00456590570700612">
                <text:p>0.00456590570700612</text:p>
              </table:table-cell>
              <table:table-cell office:value-type="float" office:value="0.000379340606263425">
                <text:p>0.000379340606263425</text:p>
              </table:table-cell>
              <table:table-cell office:value-type="float" office:value="0.000379340606263425">
                <text:p>0.0003793406062634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K3:Sheet1.K12" chart:error-lower-range="Sheet1.K3:Sheet1.K1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upper-range="Sheet1.K3:Sheet1.K12" chart:error-lower-range="Sheet1.K3:Sheet1.K12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K3:Sheet1.K12" chart:error-lower-range="Sheet1.K3:Sheet1.K12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cm" svg:y="0.316cm" chart:style-name="ch2">
          <text:p>FUM scores</text:p>
        </chart:title>
        <chart:plot-area chart:style-name="ch3" table:cell-range-address="Sheet1.B3:Sheet1.B12 Sheet1.J3:Sheet1.J12" chart:data-source-has-labels="column" svg:x="0.32cm" svg:y="1.301cm" svg:width="15.36cm" svg:height="6.538cm">
          <chartooo:coordinate-region svg:x="0.941cm" svg:y="1.5cm" svg:width="14.739cm" svg:height="5.692cm"/>
          <chart:axis chart:dimension="x" chart:name="primary-x" chart:style-name="ch4" chartooo:axis-type="auto">
            <chartooo:date-scale/>
            <chart:title svg:x="7.162cm" svg:y="8.019cm" chart:style-name="ch5">
              <text:p>FUM score</text:p>
            </chart:title>
            <chart:categories table:cell-range-address="Sheet1.B3:Sheet1.B12"/>
          </chart:axis>
          <chart:axis chart:dimension="y" chart:name="primary-y" chart:style-name="ch6"/>
          <chart:series chart:style-name="ch7" chart:values-cell-range-address="Sheet1.J3:Sheet1.J12" chart:class="chart:bar">
            <chart:error-indicator chart:style-name="ch8" chart:dimension="y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5.17">
                <text:p>5.17</text:p>
                <draw:g>
                  <svg:desc>Sheet1.J3:Sheet1.J12</svg:desc>
                </draw:g>
              </table:table-cell>
              <table:table-cell office:value-type="float" office:value="0.02">
                <text:p>0.02</text:p>
                <draw:g>
                  <svg:desc>Sheet1.K3:Sheet1.K12</svg:desc>
                </draw:g>
              </table:table-cell>
              <table:table-cell office:value-type="float" office:value="0.02">
                <text:p>0.02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3.97">
                <text:p>3.9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3.07">
                <text:p>3.0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2.63">
                <text:p>2.6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2.63">
                <text:p>2.6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2.35">
                <text:p>2.3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8">
                <text:p>0.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.27">
                <text:p>0.2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title svg:x="6.7cm" svg:y="0.316cm" chart:style-name="ch2">
          <text:p>FUM scores</text:p>
        </chart:title>
        <chart:legend chart:legend-position="end" svg:x="14.954cm" svg:y="3.703cm" style:legend-expansion="high" chart:style-name="ch3"/>
        <chart:plot-area chart:style-name="ch4" table:cell-range-address="Sheet1.B3:Sheet1.B12 Sheet1.C2:Sheet1.D2 Sheet1.L3:Sheet1.N12 Sheet1.F2:Sheet1.F2" chart:data-source-has-labels="both" svg:x="1.331cm" svg:y="1.301cm" svg:width="13.303cm" svg:height="7.519cm">
          <chartooo:coordinate-region svg:x="1.85cm" svg:y="1.5cm" svg:width="12.784cm" svg:height="6.275cm"/>
          <chart:axis chart:dimension="x" chart:name="primary-x" chart:style-name="ch5" chartooo:axis-type="auto">
            <chartooo:date-scale/>
            <chart:categories table:cell-range-address="Sheet1.B3:Sheet1.B12"/>
          </chart:axis>
          <chart:axis chart:dimension="y" chart:name="primary-y" chart:style-name="ch6">
            <chart:title svg:x="0.451cm" svg:y="5.898cm" chart:style-name="ch7">
              <text:p>FUM score</text:p>
            </chart:title>
          </chart:axis>
          <chart:series chart:style-name="ch8" chart:values-cell-range-address="Sheet1.L3:Sheet1.L12" chart:label-cell-address="Sheet1.C2:Sheet1.C2" chart:class="chart:bar">
            <chart:data-point chart:repeated="10"/>
          </chart:series>
          <chart:series chart:style-name="ch9" chart:values-cell-range-address="Sheet1.M3:Sheet1.M12" chart:label-cell-address="Sheet1.D2:Sheet1.D2" chart:class="chart:bar">
            <chart:data-point chart:repeated="10"/>
          </chart:series>
          <chart:series chart:style-name="ch10" chart:values-cell-range-address="Sheet1.N3:Sheet1.N12" chart:label-cell-address="Sheet1.F2:Sheet1.F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</text:p>
                <draw:g>
                  <svg:desc>Sheet1.C2:Sheet1.C2</svg:desc>
                </draw:g>
              </table:table-cell>
              <table:table-cell office:value-type="string">
                <text:p>u</text:p>
                <draw:g>
                  <svg:desc>Sheet1.D2:Sheet1.D2</svg:desc>
                </draw:g>
              </table:table-cell>
              <table:table-cell office:value-type="string">
                <text:p>m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xus devices</text:p>
                <draw:g>
                  <svg:desc>Sheet1.B3:Sheet1.B12</svg:desc>
                </draw:g>
              </table:table-cell>
              <table:table-cell office:value-type="float" office:value="2.48">
                <text:p>2.48</text:p>
                <draw:g>
                  <svg:desc>Sheet1.L3:Sheet1.L12</svg:desc>
                </draw:g>
              </table:table-cell>
              <table:table-cell office:value-type="float" office:value="1.5">
                <text:p>1.5</text:p>
                <draw:g>
                  <svg:desc>Sheet1.M3:Sheet1.M12</svg:desc>
                </draw:g>
              </table:table-cell>
              <table:table-cell office:value-type="float" office:value="2.26524401278887">
                <text:p>2.26524401278887</text:p>
                <draw:g>
                  <svg:desc>Sheet1.N3:Sheet1.N12</svg:desc>
                </draw:g>
              </table:table-cell>
            </table:table-row>
            <table:table-row>
              <table:table-cell office:value-type="string">
                <text:p>LG</text:p>
              </table:table-cell>
              <table:table-cell office:value-type="float" office:value="1.76">
                <text:p>1.76</text:p>
              </table:table-cell>
              <table:table-cell office:value-type="float" office:value="0.99">
                <text:p>0.99</text:p>
              </table:table-cell>
              <table:table-cell office:value-type="float" office:value="2.1951864539352">
                <text:p>2.1951864539352</text:p>
              </table:table-cell>
            </table:table-row>
            <table:table-row>
              <table:table-cell office:value-type="string">
                <text:p>Motorola</text:p>
              </table:table-cell>
              <table:table-cell office:value-type="float" office:value="1.28">
                <text:p>1.28</text:p>
              </table:table-cell>
              <table:table-cell office:value-type="float" office:value="0.42">
                <text:p>0.42</text:p>
              </table:table-cell>
              <table:table-cell office:value-type="float" office:value="2.05793722395901">
                <text:p>2.05793722395901</text:p>
              </table:table-cell>
            </table:table-row>
            <table:table-row>
              <table:table-cell office:value-type="string">
                <text:p>Samsung</text:p>
              </table:table-cell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2.1951864539352">
                <text:p>2.1951864539352</text:p>
              </table:table-cell>
            </table:table-row>
            <table:table-row>
              <table:table-cell office:value-type="string">
                <text:p>Sony</text:p>
              </table:table-cell>
              <table:table-cell office:value-type="float" office:value="1.16">
                <text:p>1.16</text:p>
              </table:table-cell>
              <table:table-cell office:value-type="float" office:value="0.54">
                <text:p>0.54</text:p>
              </table:table-cell>
              <table:table-cell office:value-type="float" office:value="1.54385672818389">
                <text:p>1.54385672818389</text:p>
              </table:table-cell>
            </table:table-row>
            <table:table-row>
              <table:table-cell office:value-type="string">
                <text:p>HTC</text:p>
              </table:table-cell>
              <table:table-cell office:value-type="float" office:value="0.52">
                <text:p>0.52</text:p>
              </table:table-cell>
              <table:table-cell office:value-type="float" office:value="0.27">
                <text:p>0.27</text:p>
              </table:table-cell>
              <table:table-cell office:value-type="float" office:value="1.84734297418927">
                <text:p>1.84734297418927</text:p>
              </table:table-cell>
            </table:table-row>
            <table:table-row>
              <table:table-cell office:value-type="string">
                <text:p>Asus</text:p>
              </table:table-cell>
              <table:table-cell office:value-type="float" office:value="1.24">
                <text:p>1.24</text:p>
              </table:table-cell>
              <table:table-cell office:value-type="float" office:value="1.38">
                <text:p>1.38</text:p>
              </table:table-cell>
              <table:table-cell office:value-type="float" office:value="0.0218862889246495">
                <text:p>0.0218862889246495</text:p>
              </table:table-cell>
            </table:table-row>
            <table:table-row>
              <table:table-cell office:value-type="string">
                <text:p>Alps</text:p>
              </table:table-cell>
              <table:table-cell office:value-type="float" office:value="0.08">
                <text:p>0.08</text:p>
              </table:table-cell>
              <table:table-cell office:value-type="float" office:value="0.6">
                <text:p>0.6</text:p>
              </table:table-cell>
              <table:table-cell office:value-type="float" office:value="0.0401571055457091">
                <text:p>0.0401571055457091</text:p>
              </table:table-cell>
            </table:table-row>
            <table:table-row>
              <table:table-cell office:value-type="string">
                <text:p>Symphony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0256675525182298">
                <text:p>0.0256675525182298</text:p>
              </table:table-cell>
            </table:table-row>
            <table:table-row>
              <table:table-cell office:value-type="string">
                <text:p>Walton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0136977171210184">
                <text:p>0.01369771712101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